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3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 <text:span text:style-name="T1">Restoring Three Numbers</text:span></text:p>
      <text:section text:style-name="Sect1" text:name="pageContent">
        <text:p text:style-name="P2">time limit per test</text:p>
        <text:p text:style-name="P3">1 second</text:p>
        <text:p text:style-name="P2">memory limit per test</text:p>
        <text:p text:style-name="P3">256 megabytes</text:p>
        <text:p text:style-name="P2">input</text:p>
        <text:p text:style-name="P3">standard input</text:p>
        <text:p text:style-name="P2">output</text:p>
        <text:p text:style-name="P3">standard output</text:p>
        <text:p text:style-name="P4">Polycarp has guessed three positive integers <text:bookmark text:name="MathJax-Span-3"/><text:bookmark text:name="MathJax-Span-2"/><text:bookmark text:name="MathJax-Span-1"/><text:bookmark text:name="MathJax-Element-1-Frame"/><text:span text:style-name="T2">a</text:span><text:span text:style-name="T4">�</text:span>, <text:bookmark text:name="MathJax-Span-6"/><text:bookmark text:name="MathJax-Span-5"/><text:bookmark text:name="MathJax-Span-4"/><text:bookmark text:name="MathJax-Element-2-Frame"/><text:span text:style-name="T2">b</text:span><text:span text:style-name="T4">�</text:span> and <text:bookmark text:name="MathJax-Span-9"/><text:bookmark text:name="MathJax-Span-8"/><text:bookmark text:name="MathJax-Span-7"/><text:bookmark text:name="MathJax-Element-3-Frame"/><text:span text:style-name="T2">c</text:span><text:span text:style-name="T4">�</text:span>. He keeps these numbers in secret, but he writes down four numbers on a board in arbitrary order — their pairwise sums (three numbers) and sum of all three numbers (one number). So, there are four numbers on a board in random order: <text:bookmark text:name="MathJax-Span-12"/><text:bookmark text:name="MathJax-Span-11"/><text:bookmark text:name="MathJax-Span-10"/><text:bookmark text:name="MathJax-Element-4-Frame"/><text:span text:style-name="T2">a</text:span><text:bookmark text:name="MathJax-Span-13"/><text:span text:style-name="T5">+</text:span><text:bookmark text:name="MathJax-Span-14"/><text:span text:style-name="T2">b</text:span><text:span text:style-name="T4">�+�</text:span>, <text:bookmark text:name="MathJax-Span-17"/><text:bookmark text:name="MathJax-Span-16"/><text:bookmark text:name="MathJax-Span-15"/><text:bookmark text:name="MathJax-Element-5-Frame"/><text:span text:style-name="T2">a</text:span><text:bookmark text:name="MathJax-Span-18"/><text:span text:style-name="T5">+</text:span><text:bookmark text:name="MathJax-Span-19"/><text:span text:style-name="T2">c</text:span><text:span text:style-name="T4">�+�</text:span>, <text:bookmark text:name="MathJax-Span-22"/><text:bookmark text:name="MathJax-Span-21"/><text:bookmark text:name="MathJax-Span-20"/><text:bookmark text:name="MathJax-Element-6-Frame"/><text:span text:style-name="T2">b</text:span><text:bookmark text:name="MathJax-Span-23"/><text:span text:style-name="T5">+</text:span><text:bookmark text:name="MathJax-Span-24"/><text:span text:style-name="T2">c</text:span><text:span text:style-name="T4">�+�</text:span> and <text:bookmark text:name="MathJax-Span-27"/><text:bookmark text:name="MathJax-Span-26"/><text:bookmark text:name="MathJax-Span-25"/><text:bookmark text:name="MathJax-Element-7-Frame"/><text:span text:style-name="T2">a</text:span><text:bookmark text:name="MathJax-Span-28"/><text:span text:style-name="T5">+</text:span><text:bookmark text:name="MathJax-Span-29"/><text:span text:style-name="T2">b</text:span><text:bookmark text:name="MathJax-Span-30"/><text:span text:style-name="T5">+</text:span><text:bookmark text:name="MathJax-Span-31"/><text:span text:style-name="T2">c</text:span><text:span text:style-name="T4">�+�+�</text:span>.</text:p>
        <text:p text:style-name="P4">You have to guess three numbers <text:bookmark text:name="MathJax-Span-34"/><text:bookmark text:name="MathJax-Span-33"/><text:bookmark text:name="MathJax-Span-32"/><text:bookmark text:name="MathJax-Element-8-Frame"/><text:span text:style-name="T2">a</text:span><text:span text:style-name="T4">�</text:span>, <text:bookmark text:name="MathJax-Span-37"/><text:bookmark text:name="MathJax-Span-36"/><text:bookmark text:name="MathJax-Span-35"/><text:bookmark text:name="MathJax-Element-9-Frame"/><text:span text:style-name="T2">b</text:span><text:span text:style-name="T4">�</text:span> and <text:bookmark text:name="MathJax-Span-40"/><text:bookmark text:name="MathJax-Span-39"/><text:bookmark text:name="MathJax-Span-38"/><text:bookmark text:name="MathJax-Element-10-Frame"/><text:span text:style-name="T2">c</text:span><text:span text:style-name="T4">�</text:span> using given numbers. Print three guessed integers in any order.</text:p>
        <text:p text:style-name="P4">Pay attention that some given numbers <text:bookmark text:name="MathJax-Span-43"/><text:bookmark text:name="MathJax-Span-42"/><text:bookmark text:name="MathJax-Span-41"/><text:bookmark text:name="MathJax-Element-11-Frame"/><text:span text:style-name="T2">a</text:span><text:span text:style-name="T4">�</text:span>, <text:bookmark text:name="MathJax-Span-46"/><text:bookmark text:name="MathJax-Span-45"/><text:bookmark text:name="MathJax-Span-44"/><text:bookmark text:name="MathJax-Element-12-Frame"/><text:span text:style-name="T2">b</text:span><text:span text:style-name="T4">�</text:span> and <text:bookmark text:name="MathJax-Span-49"/><text:bookmark text:name="MathJax-Span-48"/><text:bookmark text:name="MathJax-Span-47"/><text:bookmark text:name="MathJax-Element-13-Frame"/><text:span text:style-name="T2">c</text:span><text:span text:style-name="T4">�</text:span> can be equal (it is also possible that <text:bookmark text:name="MathJax-Span-52"/><text:bookmark text:name="MathJax-Span-51"/><text:bookmark text:name="MathJax-Span-50"/><text:bookmark text:name="MathJax-Element-14-Frame"/><text:span text:style-name="T2">a</text:span><text:bookmark text:name="MathJax-Span-53"/><text:span text:style-name="T5">=</text:span><text:bookmark text:name="MathJax-Span-54"/><text:span text:style-name="T2">b</text:span><text:bookmark text:name="MathJax-Span-55"/><text:span text:style-name="T5">=</text:span><text:bookmark text:name="MathJax-Span-56"/><text:span text:style-name="T2">c</text:span><text:span text:style-name="T4">�=�=�</text:span>).</text:p>
        <text:p text:style-name="P6">Input</text:p>
        <text:p text:style-name="P4">The only line of the input contains four positive integers <text:bookmark text:name="MathJax-Span-60"/><text:bookmark text:name="MathJax-Span-59"/><text:bookmark text:name="MathJax-Span-58"/><text:bookmark text:name="MathJax-Span-57"/><text:bookmark text:name="MathJax-Element-15-Frame"/><text:span text:style-name="T2">x</text:span><text:bookmark text:name="MathJax-Span-61"/><text:span text:style-name="T6">1</text:span><text:bookmark text:name="MathJax-Span-62"/><text:span text:style-name="T5">,</text:span><text:bookmark text:name="MathJax-Span-64"/><text:bookmark text:name="MathJax-Span-63"/><text:span text:style-name="T2">x</text:span><text:bookmark text:name="MathJax-Span-65"/><text:span text:style-name="T6">2</text:span><text:bookmark text:name="MathJax-Span-66"/><text:span text:style-name="T5">,</text:span><text:bookmark text:name="MathJax-Span-68"/><text:bookmark text:name="MathJax-Span-67"/><text:span text:style-name="T2">x</text:span><text:bookmark text:name="MathJax-Span-69"/><text:span text:style-name="T6">3</text:span><text:bookmark text:name="MathJax-Span-70"/><text:span text:style-name="T5">,</text:span><text:bookmark text:name="MathJax-Span-72"/><text:bookmark text:name="MathJax-Span-71"/><text:span text:style-name="T2">x</text:span><text:bookmark text:name="MathJax-Span-73"/><text:span text:style-name="T6">4</text:span><text:span text:style-name="T4">�1,�2,�3,�4</text:span> (<text:bookmark text:name="MathJax-Span-76"/><text:bookmark text:name="MathJax-Span-75"/><text:bookmark text:name="MathJax-Span-74"/><text:bookmark text:name="MathJax-Element-16-Frame"/><text:span text:style-name="T5">2</text:span><text:bookmark text:name="MathJax-Span-77"/><text:span text:style-name="T7">≤</text:span><text:bookmark text:name="MathJax-Span-79"/><text:bookmark text:name="MathJax-Span-78"/><text:span text:style-name="T2">x</text:span><text:bookmark text:name="MathJax-Span-80"/><text:span text:style-name="T3">i</text:span><text:bookmark text:name="MathJax-Span-81"/><text:span text:style-name="T7">≤</text:span><text:bookmark text:name="MathJax-Span-83"/><text:bookmark text:name="MathJax-Span-82"/><text:span text:style-name="T5">10</text:span><text:bookmark text:name="MathJax-Span-84"/><text:span text:style-name="T6">9</text:span><text:span text:style-name="T4">2≤��≤109</text:span>) — numbers written on a board in random order. It is guaranteed that the answer exists for the given number <text:bookmark text:name="MathJax-Span-88"/><text:bookmark text:name="MathJax-Span-87"/><text:bookmark text:name="MathJax-Span-86"/><text:bookmark text:name="MathJax-Span-85"/><text:bookmark text:name="MathJax-Element-17-Frame"/><text:span text:style-name="T2">x</text:span><text:bookmark text:name="MathJax-Span-89"/><text:span text:style-name="T6">1</text:span><text:bookmark text:name="MathJax-Span-90"/><text:span text:style-name="T5">,</text:span><text:bookmark text:name="MathJax-Span-92"/><text:bookmark text:name="MathJax-Span-91"/><text:span text:style-name="T2">x</text:span><text:bookmark text:name="MathJax-Span-93"/><text:span text:style-name="T6">2</text:span><text:bookmark text:name="MathJax-Span-94"/><text:span text:style-name="T5">,</text:span><text:bookmark text:name="MathJax-Span-96"/><text:bookmark text:name="MathJax-Span-95"/><text:span text:style-name="T2">x</text:span><text:bookmark text:name="MathJax-Span-97"/><text:span text:style-name="T6">3</text:span><text:bookmark text:name="MathJax-Span-98"/><text:span text:style-name="T5">,</text:span><text:bookmark text:name="MathJax-Span-100"/><text:bookmark text:name="MathJax-Span-99"/><text:span text:style-name="T2">x</text:span><text:bookmark text:name="MathJax-Span-101"/><text:span text:style-name="T6">4</text:span><text:span text:style-name="T4">�1,�2,�3,�4</text:span>.</text:p>
        <text:p text:style-name="P6">Output</text:p>
        <text:p text:style-name="P4">Print such positive integers <text:bookmark text:name="MathJax-Span-104"/><text:bookmark text:name="MathJax-Span-103"/><text:bookmark text:name="MathJax-Span-102"/><text:bookmark text:name="MathJax-Element-18-Frame"/><text:span text:style-name="T2">a</text:span><text:span text:style-name="T4">�</text:span>, <text:bookmark text:name="MathJax-Span-107"/><text:bookmark text:name="MathJax-Span-106"/><text:bookmark text:name="MathJax-Span-105"/><text:bookmark text:name="MathJax-Element-19-Frame"/><text:span text:style-name="T2">b</text:span><text:span text:style-name="T4">�</text:span> and <text:bookmark text:name="MathJax-Span-110"/><text:bookmark text:name="MathJax-Span-109"/><text:bookmark text:name="MathJax-Span-108"/><text:bookmark text:name="MathJax-Element-20-Frame"/><text:span text:style-name="T2">c</text:span><text:span text:style-name="T4">�</text:span> that four numbers written on a board are values <text:bookmark text:name="MathJax-Span-113"/><text:bookmark text:name="MathJax-Span-112"/><text:bookmark text:name="MathJax-Span-111"/><text:bookmark text:name="MathJax-Element-21-Frame"/><text:span text:style-name="T2">a</text:span><text:bookmark text:name="MathJax-Span-114"/><text:span text:style-name="T5">+</text:span><text:bookmark text:name="MathJax-Span-115"/><text:span text:style-name="T2">b</text:span><text:span text:style-name="T4">�+�</text:span>, <text:bookmark text:name="MathJax-Span-118"/><text:bookmark text:name="MathJax-Span-117"/><text:bookmark text:name="MathJax-Span-116"/><text:bookmark text:name="MathJax-Element-22-Frame"/><text:span text:style-name="T2">a</text:span><text:bookmark text:name="MathJax-Span-119"/><text:span text:style-name="T5">+</text:span><text:bookmark text:name="MathJax-Span-120"/><text:span text:style-name="T2">c</text:span><text:span text:style-name="T4">�+�</text:span>, <text:bookmark text:name="MathJax-Span-123"/><text:bookmark text:name="MathJax-Span-122"/><text:bookmark text:name="MathJax-Span-121"/><text:bookmark text:name="MathJax-Element-23-Frame"/><text:span text:style-name="T2">b</text:span><text:bookmark text:name="MathJax-Span-124"/><text:span text:style-name="T5">+</text:span><text:bookmark text:name="MathJax-Span-125"/><text:span text:style-name="T2">c</text:span><text:span text:style-name="T4">�+�</text:span> and <text:bookmark text:name="MathJax-Span-128"/><text:bookmark text:name="MathJax-Span-127"/><text:bookmark text:name="MathJax-Span-126"/><text:bookmark text:name="MathJax-Element-24-Frame"/><text:span text:style-name="T2">a</text:span><text:bookmark text:name="MathJax-Span-129"/><text:span text:style-name="T5">+</text:span><text:bookmark text:name="MathJax-Span-130"/><text:span text:style-name="T2">b</text:span><text:bookmark text:name="MathJax-Span-131"/><text:span text:style-name="T5">+</text:span><text:bookmark text:name="MathJax-Span-132"/><text:span text:style-name="T2">c</text:span><text:span text:style-name="T4">�+�+�</text:span> written in some order. Print <text:bookmark text:name="MathJax-Span-135"/><text:bookmark text:name="MathJax-Span-134"/><text:bookmark text:name="MathJax-Span-133"/><text:bookmark text:name="MathJax-Element-25-Frame"/><text:span text:style-name="T2">a</text:span><text:span text:style-name="T4">�</text:span>, <text:bookmark text:name="MathJax-Span-138"/><text:bookmark text:name="MathJax-Span-137"/><text:bookmark text:name="MathJax-Span-136"/><text:bookmark text:name="MathJax-Element-26-Frame"/><text:span text:style-name="T2">b</text:span><text:span text:style-name="T4">�</text:span> and <text:bookmark text:name="MathJax-Span-141"/><text:bookmark text:name="MathJax-Span-140"/><text:bookmark text:name="MathJax-Span-139"/><text:bookmark text:name="MathJax-Element-27-Frame"/><text:span text:style-name="T2">c</text:span><text:span text:style-name="T4">�</text:span> in any order. If there are several answers, you can print any. It is guaranteed that the answer exists.</text:p>
        <text:p text:style-name="P5">Examples</text:p>
        <text:p text:style-name="P8">input</text:p>
        <text:section text:style-name="Sect1" text:name="id007398370927893001">
          <text:p text:style-name="P9">Copy</text:p>
        </text:section>
        <text:p text:style-name="P1"><text:bookmark text:name="id0008621747174314143"/>3 6 5 4</text:p>
        <text:p text:style-name="P8">output</text:p>
        <text:section text:style-name="Sect1" text:name="id0040810029431004735">
          <text:p text:style-name="P9">Copy</text:p>
        </text:section>
        <text:p text:style-name="P1"><text:bookmark text:name="id006947465067152208"/>2 1 3</text:p>
        <text:p text:style-name="P8">input</text:p>
        <text:section text:style-name="Sect1" text:name="id000543956065458">
          <text:p text:style-name="P9">Copy</text:p>
        </text:section>
        <text:p text:style-name="P1"><text:bookmark text:name="id00054705362597684326"/>40 40 40 60</text:p>
        <text:p text:style-name="P8">output</text:p>
        <text:section text:style-name="Sect1" text:name="id0014512618911623454">
          <text:p text:style-name="P9">Copy</text:p>
        </text:section>
        <text:p text:style-name="P1"><text:bookmark text:name="id006203063266031115"/>20 20 20</text:p>
        <text:p text:style-name="P8">input</text:p>
        <text:section text:style-name="Sect1" text:name="id0036555073253407744">
          <text:p text:style-name="P9">Copy</text:p>
        </text:section>
        <text:p text:style-name="P1"><text:bookmark text:name="id007034252956389913"/>201 101 101 200</text:p>
        <text:p text:style-name="P8">output</text:p>
        <text:section text:style-name="Sect1" text:name="id005180513379052616">
          <text:p text:style-name="P9">Copy</text:p>
        </text:section>
        <text:p text:style-name="P1"><text:bookmark text:name="id002576051542801565"/>1 100 100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6:36:14.644000000</dc:date>
    <meta:editing-duration>PT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6" meta:word-count="235" meta:character-count="1305" meta:non-whitespace-character-count="1101"/>
  </office:meta>
</office:document-meta>
</file>